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45.56mm"/>
    </style:style>
    <style:style style:name="co4" style:family="table-column">
      <style:table-column-properties fo:break-before="auto" style:column-width="48.56mm"/>
    </style:style>
    <style:style style:name="co5" style:family="table-column">
      <style:table-column-properties fo:break-before="auto" style:column-width="4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unique user_id</text:p>
          </table:table-cell>
          <table:table-cell office:value-type="string" calcext:value-type="string">
            <text:p>unique pbl_id</text:p>
          </table:table-cell>
          <table:table-cell/>
          <table:table-cell office:value-type="string" calcext:value-type="string">
            <text:p>measured time for binary (s)</text:p>
          </table:table-cell>
          <table:table-cell office:value-type="string" calcext:value-type="string">
            <text:p>measured time for means (s)</text:p>
          </table:table-cell>
          <table:table-cell office:value-type="string" calcext:value-type="string">
            <text:p>Expected time for means (s)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7" calcext:value-type="float">
            <text:p>207</text:p>
          </table:table-cell>
          <table:table-cell table:formula="of:=[.C2]*[.B2]" office:value-type="float" office:value="14904" calcext:value-type="float">
            <text:p>14904</text:p>
          </table:table-cell>
          <table:table-cell office:value-type="float" office:value="0.70216" calcext:value-type="float">
            <text:p>0,70216</text:p>
          </table:table-cell>
          <table:table-cell office:value-type="float" office:value="129.460775852" calcext:value-type="float">
            <text:p>129,460775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39" calcext:value-type="float">
            <text:p>7539</text:p>
          </table:table-cell>
          <table:table-cell office:value-type="float" office:value="1191" calcext:value-type="float">
            <text:p>1191</text:p>
          </table:table-cell>
          <table:table-cell table:formula="of:=[.C3]*[.B3]" office:value-type="float" office:value="8978949" calcext:value-type="float">
            <text:p>8978949</text:p>
          </table:table-cell>
          <table:table-cell office:value-type="float" office:value="65.9137401581" calcext:value-type="float">
            <text:p>65,9137401581</text:p>
          </table:table-cell>
          <table:table-cell/>
          <table:table-cell table:formula="of:=[.E3]*[.$A$9]" office:value-type="float" office:value="12152.8482684499" calcext:value-type="float">
            <text:p>12152,8482684499</text:p>
          </table:table-cell>
          <table:table-cell table:formula="of:=[.G3]/60" office:value-type="float" office:value="202.547471140831" calcext:value-type="float">
            <text:p>202,5474711408</text:p>
          </table:table-cell>
          <table:table-cell table:formula="of:=[.D3]/[.D$2]" office:value-type="float" office:value="602.45229468599" calcext:value-type="float">
            <text:p>602,452294686</text:p>
          </table:table-cell>
          <table:table-cell table:formula="of:=[.E3]/[.E$2]" office:value-type="float" office:value="93.8728212346189" calcext:value-type="float">
            <text:p>93,8728212346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312" calcext:value-type="float">
            <text:p>312</text:p>
          </table:table-cell>
          <table:table-cell table:formula="of:=[.C4]*[.B4]" office:value-type="float" office:value="139776" calcext:value-type="float">
            <text:p>139776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([.E4]/[.E2])*[.$A$9]" office:value-type="float" office:value="997.814087825728" calcext:value-type="float">
            <text:p>997,8140878257</text:p>
          </table:table-cell>
          <table:table-cell table:formula="of:=[.G4]/60" office:value-type="float" office:value="16.6302347970955" calcext:value-type="float">
            <text:p>16,6302347971</text:p>
          </table:table-cell>
          <table:table-cell table:formula="of:=[.D4]/[.D$2]" office:value-type="float" office:value="9.37842190016103" calcext:value-type="float">
            <text:p>9,3784219002</text:p>
          </table:table-cell>
          <table:table-cell table:formula="of:=[.E4]/[.E$2]" office:value-type="float" office:value="5.41187193801982" calcext:value-type="float">
            <text:p>5,41187193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oeff</text:p>
          </table:table-cell>
          <table:table-cell table:number-columns-repeated="9"/>
        </table:table-row>
        <table:table-row table:style-name="ro1">
          <table:table-cell table:formula="of:=[.F2]/[.E2]" office:value-type="float" office:value="184.375036817819" calcext:value-type="float">
            <text:p>184,375036817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</meta:initial-creator>
    <meta:creation-date>2016-04-15T17:27:41.404913989</meta:creation-date>
    <dc:date>2016-04-15T18:05:24.607685002</dc:date>
    <dc:creator>Oscar </dc:creator>
    <meta:editing-duration>PT22M33S</meta:editing-duration>
    <meta:editing-cycles>2</meta:editing-cycles>
    <meta:generator>LibreOffice/4.4.3.2$Linux_X86_64 LibreOffice_project/40m0$Build-2</meta:generator>
    <meta:document-statistic meta:table-count="1" meta:cell-count="28" meta:object-count="0"/>
  </office:meta>
</office:document-meta>
</file>